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RUD - Pessoa_Fisica_Juridica</text:span><text:span text:style-name="T2"/></text:p>
      <text:p text:style-name="P1"><text:span text:style-name="T2">Exemplo de um CRUD onde 1 Cliente possui 1 Pessoa_Fisica com varios endereços e também o mesmo Cliente possui uma lista de Pessoas_Juridicas onde cada Pessoa_Juridica possui uma lista de Endereços.</text:span></text:p>
      <text:p text:style-name="P1"><text:span text:style-name="T2">O objetivo desse exemplo é ajudar aqueles que estão com dificuldades em implementar esse tipo relacionamento em suas tabelas.</text:span></text:p>
      <text:p text:style-name="P1"><text:span text:style-name="T2"/></text:p>
      <text:p text:style-name="P1"><text:span text:style-name="T3">Licença: Open Source</text:span></text:p>
      <text:p text:style-name="P1"><text:span text:style-name="T4"/></text:p>
      <text:p text:style-name="P1"><text:span text:style-name="T5">Como usar:</text:span></text:p>
      <text:p text:style-name="P1"><text:span text:style-name="T6">Você precisará:</text:span></text:p>
      <text:p text:style-name="P1"><text:span text:style-name="T6">Visual Studio 2017</text:span></text:p>
      <text:p text:style-name="P1"><text:span text:style-name="T6">Framework 4.6</text:span></text:p>
      <text:p text:style-name="P1"><text:span text:style-name="T6">EntityFramework 6</text:span></text:p>
      <text:p text:style-name="P1"><text:span text:style-name="T6">ASP.NET MVC 5</text:span></text:p>
      <text:p text:style-name="P1"><text:span text:style-name="T6"/></text:p>
      <text:p text:style-name="P1"><text:span text:style-name="T7">Tecnologia implementada:</text:span></text:p>
      <text:p text:style-name="P1"><text:span text:style-name="T8">ASP.NET MVC 5</text:span></text:p>
      <text:p text:style-name="P1"><text:span text:style-name="T8">Entity Framework 6.0</text:span></text:p>
      <text:p text:style-name="P1"><text:span text:style-name="T8">.NET Framework 4.6</text:span></text:p>
      <text:p text:style-name="P1"><text:span text:style-name="T8">AutoMapper</text:span></text:p>
      <text:p text:style-name="P1"><text:span text:style-name="T8">FluentAPI</text:span></text:p>
      <text:p text:style-name="P1"><text:span text:style-name="T8">Dapper</text:span></text:p>
      <text:p text:style-name="P1"><text:span text:style-name="T8"/></text:p>
      <text:p text:style-name="P1"><text:span text:style-name="T9">Arquitetura:</text:span></text:p>
      <text:p text:style-name="P1"><text:span text:style-name="T10">Arquitetura com responsabilidade de acordo com os principios SOLID</text:span></text:p>
      <text:p text:style-name="P1"><text:span text:style-name="T10">Domain Driven Design (Layers and Domain Model Pattern)</text:span></text:p>
      <text:p text:style-name="P1"><text:span text:style-name="T10">Repositório e Repositório Genérico</text:span></text:p>
      <text:p text:style-name="P1"><text:span text:style-name="T10"/></text:p>
      <text:p text:style-name="P1"><text:span text:style-name="T11">Diagrama de relacionamento:</text:span></text:p>
      <text:p text:style-name="P1"><text:span text:style-name="T12"/></text:p>
      <text:p text:style-name="P2"><draw:frame text:anchor-type="as-char" svg:width="146.47mm" svg:height="134.20mm" style:rel-width="scale" style:rel-height="scale"><draw:object-ole xlink:href="OleObj1"/><draw:image xlink:href="ObjectReplacements/OleObj1"/></draw:frame><text:span text:style-name="T12"/></text:p>
      <text:p text:style-name="P3"><text:span text:style-name="T12"/></text:p>
      <text:p text:style-name="P3"><text:span text:style-name="T13">Problemas a ser resolvidos:</text:span></text:p>
      <text:p text:style-name="P3"><text:span text:style-name="T14">Front-End: MODAL do BOOTSTRAP com problema, funcionando apenas no primeiro 'click';</text:span></text:p>
      <text:p text:style-name="P3"><text:span text:style-name="T14">Back-End: Cascate Delete devendo ser acionado diretamente no DB;</text:span></text:p>
      <text:p text:style-name="P3"><text:span text:style-name="T14"/></text:p>
      <text:p text:style-name="P3"><text:span text:style-name="T15">Sobre:</text:span></text:p>
      <text:p text:style-name="P3"><text:span text:style-name="T16">Exemplo desenvolvido por Alexandre Biude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